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 style:data-style-name="N128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6" table:default-cell-style-name="ce3"/>
        <table:table-column table:style-name="co1" table:default-cell-style-name="ce2"/>
        <table:table-row table:style-name="ro1">
          <table:table-cell office:value-type="string" calcext:value-type="string">
            <text:p>European Union - 27 countries (from 2020)</text:p>
          </table:table-cell>
          <table:table-cell office:value-type="float" office:value="680072.55" calcext:value-type="float">
            <text:p>680.072,55</text:p>
          </table:table-cell>
          <table:table-cell office:value-type="float" office:value="679903.19" calcext:value-type="float">
            <text:p>679.903,19</text:p>
          </table:table-cell>
          <table:table-cell office:value-type="float" office:value="689804.34" calcext:value-type="float">
            <text:p>689.804,34</text:p>
          </table:table-cell>
          <table:table-cell table:style-name="ce2" office:value-type="float" office:value="689409.81" calcext:value-type="float">
            <text:p>689.409,81</text:p>
          </table:table-cell>
          <table:table-cell table:style-name="ce2" office:value-type="float" office:value="688722.11" calcext:value-type="float">
            <text:p>688.722,11</text:p>
          </table:table-cell>
          <table:table-cell table:style-name="ce2" office:value-type="float" office:value="701888.32" calcext:value-type="float">
            <text:p>701.888,32</text:p>
          </table:table-cell>
          <table:table-cell table:style-name="ce2" office:value-type="float" office:value="692206.34" calcext:value-type="float">
            <text:p>692.206,34</text:p>
          </table:table-cell>
          <table:table-cell table:style-name="ce2" office:value-type="float" office:value="681436.02" calcext:value-type="float">
            <text:p>681.436,02</text:p>
          </table:table-cell>
          <table:table-cell table:style-name="ce2" office:value-type="float" office:value="675216.9" calcext:value-type="float">
            <text:p>675.216,9</text:p>
          </table:table-cell>
          <table:table-cell office:value-type="float" office:value="674997.8" calcext:value-type="float">
            <text:p>674.997,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style-name="ce3" office:value-type="float" office:value="20637.22" calcext:value-type="float">
            <text:p>20.637,22</text:p>
          </table:table-cell>
          <table:table-cell table:style-name="ce3" office:value-type="float" office:value="20056.95" calcext:value-type="float">
            <text:p>20.056,95</text:p>
          </table:table-cell>
          <table:table-cell table:style-name="ce3" office:value-type="float" office:value="20131.54" calcext:value-type="float">
            <text:p>20.131,54</text:p>
          </table:table-cell>
          <table:table-cell office:value-type="float" office:value="19594.6" calcext:value-type="float">
            <text:p>19.594,6</text:p>
          </table:table-cell>
          <table:table-cell office:value-type="float" office:value="18697.28" calcext:value-type="float">
            <text:p>18.697,28</text:p>
          </table:table-cell>
          <table:table-cell office:value-type="float" office:value="19319.63" calcext:value-type="float">
            <text:p>19.319,63</text:p>
          </table:table-cell>
          <table:table-cell office:value-type="float" office:value="18473.9" calcext:value-type="float">
            <text:p>18.473,9</text:p>
          </table:table-cell>
          <table:table-cell office:value-type="float" office:value="18282.7" calcext:value-type="float">
            <text:p>18.282,7</text:p>
          </table:table-cell>
          <table:table-cell office:value-type="float" office:value="17621.17" calcext:value-type="float">
            <text:p>17.621,17</text:p>
          </table:table-cell>
          <table:table-cell table:style-name="ce3" office:value-type="float" office:value="17357.91" calcext:value-type="float">
            <text:p>17.357,9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0363.41" calcext:value-type="float">
            <text:p>10.363,41</text:p>
          </table:table-cell>
          <table:table-cell office:value-type="float" office:value="11457.29" calcext:value-type="float">
            <text:p>11.457,29</text:p>
          </table:table-cell>
          <table:table-cell office:value-type="float" office:value="13379.58" calcext:value-type="float">
            <text:p>13.379,58</text:p>
          </table:table-cell>
          <table:table-cell table:style-name="ce2" office:value-type="float" office:value="14170.42" calcext:value-type="float">
            <text:p>14.170,42</text:p>
          </table:table-cell>
          <table:table-cell table:style-name="ce2" office:value-type="float" office:value="15325.95" calcext:value-type="float">
            <text:p>15.325,95</text:p>
          </table:table-cell>
          <table:table-cell table:style-name="ce2" office:value-type="float" office:value="15432.8" calcext:value-type="float">
            <text:p>15.432,8</text:p>
          </table:table-cell>
          <table:table-cell table:style-name="ce2" office:value-type="float" office:value="15334.88" calcext:value-type="float">
            <text:p>15.334,88</text:p>
          </table:table-cell>
          <table:table-cell table:style-name="ce2" office:value-type="float" office:value="15578.47" calcext:value-type="float">
            <text:p>15.578,47</text:p>
          </table:table-cell>
          <table:table-cell table:style-name="ce2" office:value-type="float" office:value="14917.14" calcext:value-type="float">
            <text:p>14.917,14</text:p>
          </table:table-cell>
          <table:table-cell office:value-type="float" office:value="15310.26" calcext:value-type="float">
            <text:p>15.310,26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table:style-name="ce3" office:value-type="float" office:value="18981.32" calcext:value-type="float">
            <text:p>18.981,32</text:p>
          </table:table-cell>
          <table:table-cell table:style-name="ce3" office:value-type="float" office:value="18206.08" calcext:value-type="float">
            <text:p>18.206,08</text:p>
          </table:table-cell>
          <table:table-cell table:style-name="ce3" office:value-type="float" office:value="18574.08" calcext:value-type="float">
            <text:p>18.574,08</text:p>
          </table:table-cell>
          <table:table-cell office:value-type="float" office:value="19881.78" calcext:value-type="float">
            <text:p>19.881,78</text:p>
          </table:table-cell>
          <table:table-cell office:value-type="float" office:value="20376.56" calcext:value-type="float">
            <text:p>20.376,56</text:p>
          </table:table-cell>
          <table:table-cell office:value-type="float" office:value="20127.62" calcext:value-type="float">
            <text:p>20.127,62</text:p>
          </table:table-cell>
          <table:table-cell office:value-type="float" office:value="18829.89" calcext:value-type="float">
            <text:p>18.829,89</text:p>
          </table:table-cell>
          <table:table-cell office:value-type="float" office:value="18055.56" calcext:value-type="float">
            <text:p>18.055,56</text:p>
          </table:table-cell>
          <table:table-cell office:value-type="float" office:value="17153.81" calcext:value-type="float">
            <text:p>17.153,81</text:p>
          </table:table-cell>
          <table:table-cell table:style-name="ce3" office:value-type="float" office:value="17012.12" calcext:value-type="float">
            <text:p>17.012,1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183.9" calcext:value-type="float">
            <text:p>19.183,9</text:p>
          </table:table-cell>
          <table:table-cell office:value-type="float" office:value="19094.58" calcext:value-type="float">
            <text:p>19.094,58</text:p>
          </table:table-cell>
          <table:table-cell office:value-type="float" office:value="19471.23" calcext:value-type="float">
            <text:p>19.471,23</text:p>
          </table:table-cell>
          <table:table-cell table:style-name="ce2" office:value-type="float" office:value="19593.74" calcext:value-type="float">
            <text:p>19.593,74</text:p>
          </table:table-cell>
          <table:table-cell table:style-name="ce2" office:value-type="float" office:value="20021.35" calcext:value-type="float">
            <text:p>20.021,35</text:p>
          </table:table-cell>
          <table:table-cell table:style-name="ce2" office:value-type="float" office:value="20318.03" calcext:value-type="float">
            <text:p>20.318,03</text:p>
          </table:table-cell>
          <table:table-cell table:style-name="ce2" office:value-type="float" office:value="19557.89" calcext:value-type="float">
            <text:p>19.557,89</text:p>
          </table:table-cell>
          <table:table-cell table:style-name="ce2" office:value-type="float" office:value="20239.06" calcext:value-type="float">
            <text:p>20.239,06</text:p>
          </table:table-cell>
          <table:table-cell table:style-name="ce2" office:value-type="float" office:value="19898.26" calcext:value-type="float">
            <text:p>19.898,26</text:p>
          </table:table-cell>
          <table:table-cell office:value-type="float" office:value="19761.08" calcext:value-type="float">
            <text:p>19.761,08</text:p>
          </table:table-cell>
        </table:table-row>
        <table:table-row table:style-name="ro1">
          <table:table-cell office:value-type="string" calcext:value-type="string">
            <text:p>Germany (until 1990 former territory of the FRG)</text:p>
          </table:table-cell>
          <table:table-cell table:style-name="ce3" office:value-type="float" office:value="103263.88" calcext:value-type="float">
            <text:p>103.263,88</text:p>
          </table:table-cell>
          <table:table-cell table:style-name="ce3" office:value-type="float" office:value="103815.27" calcext:value-type="float">
            <text:p>103.815,27</text:p>
          </table:table-cell>
          <table:table-cell table:style-name="ce3" office:value-type="float" office:value="104801.11" calcext:value-type="float">
            <text:p>104.801,11</text:p>
          </table:table-cell>
          <table:table-cell office:value-type="float" office:value="104921.31" calcext:value-type="float">
            <text:p>104.921,31</text:p>
          </table:table-cell>
          <table:table-cell office:value-type="float" office:value="104150.34" calcext:value-type="float">
            <text:p>104.150,34</text:p>
          </table:table-cell>
          <table:table-cell office:value-type="float" office:value="102597.67" calcext:value-type="float">
            <text:p>102.597,67</text:p>
          </table:table-cell>
          <table:table-cell office:value-type="float" office:value="98453.46" calcext:value-type="float">
            <text:p>98.453,46</text:p>
          </table:table-cell>
          <table:table-cell office:value-type="float" office:value="95456.41" calcext:value-type="float">
            <text:p>95.456,41</text:p>
          </table:table-cell>
          <table:table-cell office:value-type="float" office:value="92251.76" calcext:value-type="float">
            <text:p>92.251,76</text:p>
          </table:table-cell>
          <table:table-cell table:style-name="ce3" office:value-type="float" office:value="90684.05" calcext:value-type="float">
            <text:p>90.684,0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643.55" calcext:value-type="float">
            <text:p>2.643,55</text:p>
          </table:table-cell>
          <table:table-cell office:value-type="float" office:value="2646.51" calcext:value-type="float">
            <text:p>2.646,51</text:p>
          </table:table-cell>
          <table:table-cell office:value-type="float" office:value="2725.08" calcext:value-type="float">
            <text:p>2.725,08</text:p>
          </table:table-cell>
          <table:table-cell table:style-name="ce2" office:value-type="float" office:value="2830.16" calcext:value-type="float">
            <text:p>2.830,16</text:p>
          </table:table-cell>
          <table:table-cell table:style-name="ce2" office:value-type="float" office:value="2733.83" calcext:value-type="float">
            <text:p>2.733,83</text:p>
          </table:table-cell>
          <table:table-cell table:style-name="ce2" office:value-type="float" office:value="2845.67" calcext:value-type="float">
            <text:p>2.845,67</text:p>
          </table:table-cell>
          <table:table-cell table:style-name="ce2" office:value-type="float" office:value="2804.55" calcext:value-type="float">
            <text:p>2.804,55</text:p>
          </table:table-cell>
          <table:table-cell table:style-name="ce2" office:value-type="float" office:value="3025.94" calcext:value-type="float">
            <text:p>3.025,94</text:p>
          </table:table-cell>
          <table:table-cell table:style-name="ce2" office:value-type="float" office:value="3027.82" calcext:value-type="float">
            <text:p>3.027,82</text:p>
          </table:table-cell>
          <table:table-cell office:value-type="float" office:value="2958.53" calcext:value-type="float">
            <text:p>2.958,5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style-name="ce3" office:value-type="float" office:value="20790.22" calcext:value-type="float">
            <text:p>20.790,22</text:p>
          </table:table-cell>
          <table:table-cell table:style-name="ce3" office:value-type="float" office:value="22170.14" calcext:value-type="float">
            <text:p>22.170,14</text:p>
          </table:table-cell>
          <table:table-cell table:style-name="ce3" office:value-type="float" office:value="21261.53" calcext:value-type="float">
            <text:p>21.261,53</text:p>
          </table:table-cell>
          <table:table-cell office:value-type="float" office:value="21452.37" calcext:value-type="float">
            <text:p>21.452,37</text:p>
          </table:table-cell>
          <table:table-cell office:value-type="float" office:value="21803.88" calcext:value-type="float">
            <text:p>21.803,88</text:p>
          </table:table-cell>
          <table:table-cell office:value-type="float" office:value="22960.44" calcext:value-type="float">
            <text:p>22.960,44</text:p>
          </table:table-cell>
          <table:table-cell office:value-type="float" office:value="24113.46" calcext:value-type="float">
            <text:p>24.113,46</text:p>
          </table:table-cell>
          <table:table-cell office:value-type="float" office:value="22778.42" calcext:value-type="float">
            <text:p>22.778,42</text:p>
          </table:table-cell>
          <table:table-cell office:value-type="float" office:value="22830.01" calcext:value-type="float">
            <text:p>22.830,01</text:p>
          </table:table-cell>
          <table:table-cell table:style-name="ce4" office:value-type="float" office:value="22809" calcext:value-type="float">
            <text:p>22.80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5804.38" calcext:value-type="float">
            <text:p>15.804,38</text:p>
          </table:table-cell>
          <table:table-cell office:value-type="float" office:value="14760.71" calcext:value-type="float">
            <text:p>14.760,71</text:p>
          </table:table-cell>
          <table:table-cell office:value-type="float" office:value="14122.63" calcext:value-type="float">
            <text:p>14.122,63</text:p>
          </table:table-cell>
          <table:table-cell table:style-name="ce2" office:value-type="float" office:value="14062.33" calcext:value-type="float">
            <text:p>14.062,33</text:p>
          </table:table-cell>
          <table:table-cell table:style-name="ce2" office:value-type="float" office:value="14416.61" calcext:value-type="float">
            <text:p>14.416,61</text:p>
          </table:table-cell>
          <table:table-cell table:style-name="ce2" office:value-type="float" office:value="14674.16" calcext:value-type="float">
            <text:p>14.674,16</text:p>
          </table:table-cell>
          <table:table-cell table:style-name="ce2" office:value-type="float" office:value="14497.78" calcext:value-type="float">
            <text:p>14.497,78</text:p>
          </table:table-cell>
          <table:table-cell table:style-name="ce2" office:value-type="float" office:value="14574.12" calcext:value-type="float">
            <text:p>14.574,12</text:p>
          </table:table-cell>
          <table:table-cell table:style-name="ce2" office:value-type="float" office:value="14879.56" calcext:value-type="float">
            <text:p>14.879,56</text:p>
          </table:table-cell>
          <table:table-cell office:value-type="float" office:value="15099.83" calcext:value-type="float">
            <text:p>15.099,8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style-name="ce3" office:value-type="float" office:value="50185.63" calcext:value-type="float">
            <text:p>50.185,63</text:p>
          </table:table-cell>
          <table:table-cell table:style-name="ce3" office:value-type="float" office:value="52133.23" calcext:value-type="float">
            <text:p>52.133,23</text:p>
          </table:table-cell>
          <table:table-cell table:style-name="ce3" office:value-type="float" office:value="54230.41" calcext:value-type="float">
            <text:p>54.230,41</text:p>
          </table:table-cell>
          <table:table-cell office:value-type="float" office:value="54880.47" calcext:value-type="float">
            <text:p>54.880,47</text:p>
          </table:table-cell>
          <table:table-cell office:value-type="float" office:value="54149.1" calcext:value-type="float">
            <text:p>54.149,1</text:p>
          </table:table-cell>
          <table:table-cell office:value-type="float" office:value="56286.05" calcext:value-type="float">
            <text:p>56.286,05</text:p>
          </table:table-cell>
          <table:table-cell office:value-type="float" office:value="56994.64" calcext:value-type="float">
            <text:p>56.994,64</text:p>
          </table:table-cell>
          <table:table-cell office:value-type="float" office:value="56253.89" calcext:value-type="float">
            <text:p>56.253,89</text:p>
          </table:table-cell>
          <table:table-cell office:value-type="float" office:value="57467.49" calcext:value-type="float">
            <text:p>57.467,49</text:p>
          </table:table-cell>
          <table:table-cell table:style-name="ce3" office:value-type="float" office:value="57285.13" calcext:value-type="float">
            <text:p>57.285,1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26783.46" calcext:value-type="float">
            <text:p>126.783,46</text:p>
          </table:table-cell>
          <table:table-cell office:value-type="float" office:value="125847.22" calcext:value-type="float">
            <text:p>125.847,22</text:p>
          </table:table-cell>
          <table:table-cell office:value-type="float" office:value="129862.36" calcext:value-type="float">
            <text:p>129.862,36</text:p>
          </table:table-cell>
          <table:table-cell table:style-name="ce2" office:value-type="float" office:value="129201.44" calcext:value-type="float">
            <text:p>129.201,44</text:p>
          </table:table-cell>
          <table:table-cell table:style-name="ce2" office:value-type="float" office:value="125425.63" calcext:value-type="float">
            <text:p>125.425,63</text:p>
          </table:table-cell>
          <table:table-cell table:style-name="ce2" office:value-type="float" office:value="130117.09" calcext:value-type="float">
            <text:p>130.117,09</text:p>
          </table:table-cell>
          <table:table-cell table:style-name="ce2" office:value-type="float" office:value="124768.94" calcext:value-type="float">
            <text:p>124.768,94</text:p>
          </table:table-cell>
          <table:table-cell table:style-name="ce2" office:value-type="float" office:value="123409.85" calcext:value-type="float">
            <text:p>123.409,85</text:p>
          </table:table-cell>
          <table:table-cell table:style-name="ce2" office:value-type="float" office:value="117836.15" calcext:value-type="float">
            <text:p>117.836,15</text:p>
          </table:table-cell>
          <table:table-cell office:value-type="float" office:value="118407.4" calcext:value-type="float">
            <text:p>118.407,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style-name="ce3" office:value-type="float" office:value="7295.39" calcext:value-type="float">
            <text:p>7.295,39</text:p>
          </table:table-cell>
          <table:table-cell table:style-name="ce3" office:value-type="float" office:value="5341.12" calcext:value-type="float">
            <text:p>5.341,12</text:p>
          </table:table-cell>
          <table:table-cell table:style-name="ce3" office:value-type="float" office:value="5228.71" calcext:value-type="float">
            <text:p>5.228,71</text:p>
          </table:table-cell>
          <table:table-cell office:value-type="float" office:value="5661.76" calcext:value-type="float">
            <text:p>5.661,76</text:p>
          </table:table-cell>
          <table:table-cell office:value-type="float" office:value="4876.75" calcext:value-type="float">
            <text:p>4.876,75</text:p>
          </table:table-cell>
          <table:table-cell office:value-type="float" office:value="5284.4" calcext:value-type="float">
            <text:p>5.284,4</text:p>
          </table:table-cell>
          <table:table-cell office:value-type="float" office:value="5131.65" calcext:value-type="float">
            <text:p>5.131,65</text:p>
          </table:table-cell>
          <table:table-cell office:value-type="float" office:value="5147.62" calcext:value-type="float">
            <text:p>5.147,62</text:p>
          </table:table-cell>
          <table:table-cell office:value-type="float" office:value="5268.51" calcext:value-type="float">
            <text:p>5.268,51</text:p>
          </table:table-cell>
          <table:table-cell table:style-name="ce3" office:value-type="float" office:value="5329.33" calcext:value-type="float">
            <text:p>5.329,3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985.79" calcext:value-type="float">
            <text:p>60.985,79</text:p>
          </table:table-cell>
          <table:table-cell office:value-type="float" office:value="58236.01" calcext:value-type="float">
            <text:p>58.236,01</text:p>
          </table:table-cell>
          <table:table-cell office:value-type="float" office:value="57868.75" calcext:value-type="float">
            <text:p>57.868,75</text:p>
          </table:table-cell>
          <table:table-cell table:style-name="ce2" office:value-type="float" office:value="56908.41" calcext:value-type="float">
            <text:p>56.908,41</text:p>
          </table:table-cell>
          <table:table-cell table:style-name="ce2" office:value-type="float" office:value="58522.7" calcext:value-type="float">
            <text:p>58.522,7</text:p>
          </table:table-cell>
          <table:table-cell table:style-name="ce2" office:value-type="float" office:value="57625.15" calcext:value-type="float">
            <text:p>57.625,15</text:p>
          </table:table-cell>
          <table:table-cell table:style-name="ce2" office:value-type="float" office:value="57605.73" calcext:value-type="float">
            <text:p>57.605,73</text:p>
          </table:table-cell>
          <table:table-cell table:style-name="ce2" office:value-type="float" office:value="56944.31" calcext:value-type="float">
            <text:p>56.944,31</text:p>
          </table:table-cell>
          <table:table-cell table:style-name="ce2" office:value-type="float" office:value="59672.24" calcext:value-type="float">
            <text:p>59.672,24</text:p>
          </table:table-cell>
          <table:table-cell office:value-type="float" office:value="59298.87" calcext:value-type="float">
            <text:p>59.298,87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style-name="ce3" office:value-type="float" office:value="791.15" calcext:value-type="float">
            <text:p>791,15</text:p>
          </table:table-cell>
          <table:table-cell table:style-name="ce3" office:value-type="float" office:value="711.87" calcext:value-type="float">
            <text:p>711,87</text:p>
          </table:table-cell>
          <table:table-cell table:style-name="ce3" office:value-type="float" office:value="695.17" calcext:value-type="float">
            <text:p>695,17</text:p>
          </table:table-cell>
          <table:table-cell office:value-type="float" office:value="713.88" calcext:value-type="float">
            <text:p>713,88</text:p>
          </table:table-cell>
          <table:table-cell office:value-type="float" office:value="737.54" calcext:value-type="float">
            <text:p>737,54</text:p>
          </table:table-cell>
          <table:table-cell office:value-type="float" office:value="760.61" calcext:value-type="float">
            <text:p>760,61</text:p>
          </table:table-cell>
          <table:table-cell office:value-type="float" office:value="770.98" calcext:value-type="float">
            <text:p>770,98</text:p>
          </table:table-cell>
          <table:table-cell office:value-type="float" office:value="783.54" calcext:value-type="float">
            <text:p>783,54</text:p>
          </table:table-cell>
          <table:table-cell office:value-type="float" office:value="807.15" calcext:value-type="float">
            <text:p>807,15</text:p>
          </table:table-cell>
          <table:table-cell table:style-name="ce3" office:value-type="float" office:value="810.93" calcext:value-type="float">
            <text:p>810,93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218.48" calcext:value-type="float">
            <text:p>4.218,48</text:p>
          </table:table-cell>
          <table:table-cell office:value-type="float" office:value="4304.94" calcext:value-type="float">
            <text:p>4.304,94</text:p>
          </table:table-cell>
          <table:table-cell office:value-type="float" office:value="4447.71" calcext:value-type="float">
            <text:p>4.447,71</text:p>
          </table:table-cell>
          <table:table-cell table:style-name="ce2" office:value-type="float" office:value="4627.51" calcext:value-type="float">
            <text:p>4.627,51</text:p>
          </table:table-cell>
          <table:table-cell table:style-name="ce2" office:value-type="float" office:value="4620.29" calcext:value-type="float">
            <text:p>4.620,29</text:p>
          </table:table-cell>
          <table:table-cell table:style-name="ce2" office:value-type="float" office:value="4657.21" calcext:value-type="float">
            <text:p>4.657,21</text:p>
          </table:table-cell>
          <table:table-cell table:style-name="ce2" office:value-type="float" office:value="4473.92" calcext:value-type="float">
            <text:p>4.473,92</text:p>
          </table:table-cell>
          <table:table-cell table:style-name="ce2" office:value-type="float" office:value="4770.18" calcext:value-type="float">
            <text:p>4.770,18</text:p>
          </table:table-cell>
          <table:table-cell table:style-name="ce2" office:value-type="float" office:value="4844.59" calcext:value-type="float">
            <text:p>4.844,59</text:p>
          </table:table-cell>
          <table:table-cell office:value-type="float" office:value="4884.75" calcext:value-type="float">
            <text:p>4.884,7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style-name="ce3" office:value-type="float" office:value="10514.9" calcext:value-type="float">
            <text:p>10.514,9</text:p>
          </table:table-cell>
          <table:table-cell table:style-name="ce3" office:value-type="float" office:value="9749.21" calcext:value-type="float">
            <text:p>9.749,21</text:p>
          </table:table-cell>
          <table:table-cell table:style-name="ce3" office:value-type="float" office:value="9999.98" calcext:value-type="float">
            <text:p>9.999,98</text:p>
          </table:table-cell>
          <table:table-cell office:value-type="float" office:value="10091.58" calcext:value-type="float">
            <text:p>10.091,58</text:p>
          </table:table-cell>
          <table:table-cell office:value-type="float" office:value="9891.32" calcext:value-type="float">
            <text:p>9.891,32</text:p>
          </table:table-cell>
          <table:table-cell office:value-type="float" office:value="10092.87" calcext:value-type="float">
            <text:p>10.092,87</text:p>
          </table:table-cell>
          <table:table-cell office:value-type="float" office:value="9650.26" calcext:value-type="float">
            <text:p>9.650,26</text:p>
          </table:table-cell>
          <table:table-cell office:value-type="float" office:value="9819.93" calcext:value-type="float">
            <text:p>9.819,93</text:p>
          </table:table-cell>
          <table:table-cell office:value-type="float" office:value="10566.06" calcext:value-type="float">
            <text:p>10.566,06</text:p>
          </table:table-cell>
          <table:table-cell table:style-name="ce3" office:value-type="float" office:value="10383.46" calcext:value-type="float">
            <text:p>10.383,46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954.28" calcext:value-type="float">
            <text:p>954,28</text:p>
          </table:table-cell>
          <table:table-cell office:value-type="float" office:value="958.24" calcext:value-type="float">
            <text:p>958,24</text:p>
          </table:table-cell>
          <table:table-cell office:value-type="float" office:value="976.51" calcext:value-type="float">
            <text:p>976,51</text:p>
          </table:table-cell>
          <table:table-cell table:style-name="ce2" office:value-type="float" office:value="1001.4" calcext:value-type="float">
            <text:p>1.001,4</text:p>
          </table:table-cell>
          <table:table-cell table:style-name="ce2" office:value-type="float" office:value="1033.5" calcext:value-type="float">
            <text:p>1.033,5</text:p>
          </table:table-cell>
          <table:table-cell table:style-name="ce2" office:value-type="float" office:value="1039.22" calcext:value-type="float">
            <text:p>1.039,22</text:p>
          </table:table-cell>
          <table:table-cell table:style-name="ce2" office:value-type="float" office:value="1031.07" calcext:value-type="float">
            <text:p>1.031,07</text:p>
          </table:table-cell>
          <table:table-cell table:style-name="ce2" office:value-type="float" office:value="1053.6" calcext:value-type="float">
            <text:p>1.053,6</text:p>
          </table:table-cell>
          <table:table-cell table:style-name="ce2" office:value-type="float" office:value="1020.06" calcext:value-type="float">
            <text:p>1.020,06</text:p>
          </table:table-cell>
          <table:table-cell office:value-type="float" office:value="1033.43" calcext:value-type="float">
            <text:p>1.033,4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style-name="ce3" office:value-type="float" office:value="12342.32" calcext:value-type="float">
            <text:p>12.342,32</text:p>
          </table:table-cell>
          <table:table-cell table:style-name="ce3" office:value-type="float" office:value="13516.71" calcext:value-type="float">
            <text:p>13.516,71</text:p>
          </table:table-cell>
          <table:table-cell table:style-name="ce3" office:value-type="float" office:value="14311.56" calcext:value-type="float">
            <text:p>14.311,56</text:p>
          </table:table-cell>
          <table:table-cell office:value-type="float" office:value="14624.65" calcext:value-type="float">
            <text:p>14.624,65</text:p>
          </table:table-cell>
          <table:table-cell office:value-type="float" office:value="15510.11" calcext:value-type="float">
            <text:p>15.510,11</text:p>
          </table:table-cell>
          <table:table-cell office:value-type="float" office:value="15518.1" calcext:value-type="float">
            <text:p>15.518,1</text:p>
          </table:table-cell>
          <table:table-cell office:value-type="float" office:value="15678.4" calcext:value-type="float">
            <text:p>15.678,4</text:p>
          </table:table-cell>
          <table:table-cell office:value-type="float" office:value="15598.89" calcext:value-type="float">
            <text:p>15.598,89</text:p>
          </table:table-cell>
          <table:table-cell office:value-type="float" office:value="16144.83" calcext:value-type="float">
            <text:p>16.144,83</text:p>
          </table:table-cell>
          <table:table-cell table:style-name="ce3" office:value-type="float" office:value="15982.92" calcext:value-type="float">
            <text:p>15.982,9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93.29" calcext:value-type="float">
            <text:p>193,29</text:p>
          </table:table-cell>
          <table:table-cell office:value-type="float" office:value="187.56" calcext:value-type="float">
            <text:p>187,56</text:p>
          </table:table-cell>
          <table:table-cell office:value-type="float" office:value="187.41" calcext:value-type="float">
            <text:p>187,41</text:p>
          </table:table-cell>
          <table:table-cell table:style-name="ce2" office:value-type="float" office:value="185.97" calcext:value-type="float">
            <text:p>185,97</text:p>
          </table:table-cell>
          <table:table-cell table:style-name="ce2" office:value-type="float" office:value="180.39" calcext:value-type="float">
            <text:p>180,39</text:p>
          </table:table-cell>
          <table:table-cell table:style-name="ce2" office:value-type="float" office:value="173.9" calcext:value-type="float">
            <text:p>173,9</text:p>
          </table:table-cell>
          <table:table-cell table:style-name="ce2" office:value-type="float" office:value="174.67" calcext:value-type="float">
            <text:p>174,67</text:p>
          </table:table-cell>
          <table:table-cell table:style-name="ce2" office:value-type="float" office:value="183.74" calcext:value-type="float">
            <text:p>183,74</text:p>
          </table:table-cell>
          <table:table-cell table:style-name="ce2" office:value-type="float" office:value="180.62" calcext:value-type="float">
            <text:p>180,62</text:p>
          </table:table-cell>
          <table:table-cell office:value-type="float" office:value="179.48" calcext:value-type="float">
            <text:p>179,4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3" office:value-type="float" office:value="26042.27" calcext:value-type="float">
            <text:p>26.042,27</text:p>
          </table:table-cell>
          <table:table-cell table:style-name="ce3" office:value-type="float" office:value="26814.62" calcext:value-type="float">
            <text:p>26.814,62</text:p>
          </table:table-cell>
          <table:table-cell table:style-name="ce3" office:value-type="float" office:value="27313.21" calcext:value-type="float">
            <text:p>27.313,21</text:p>
          </table:table-cell>
          <table:table-cell office:value-type="float" office:value="27994.7" calcext:value-type="float">
            <text:p>27.994,7</text:p>
          </table:table-cell>
          <table:table-cell office:value-type="float" office:value="26913.69" calcext:value-type="float">
            <text:p>26.913,69</text:p>
          </table:table-cell>
          <table:table-cell office:value-type="float" office:value="27749.57" calcext:value-type="float">
            <text:p>27.749,57</text:p>
          </table:table-cell>
          <table:table-cell office:value-type="float" office:value="27009.59" calcext:value-type="float">
            <text:p>27.009,59</text:p>
          </table:table-cell>
          <table:table-cell office:value-type="float" office:value="26668.78" calcext:value-type="float">
            <text:p>26.668,78</text:p>
          </table:table-cell>
          <table:table-cell office:value-type="float" office:value="26021.47" calcext:value-type="float">
            <text:p>26.021,47</text:p>
          </table:table-cell>
          <table:table-cell table:style-name="ce3" office:value-type="float" office:value="25146.67" calcext:value-type="float">
            <text:p>25.146,6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0687.29" calcext:value-type="float">
            <text:p>10.687,29</text:p>
          </table:table-cell>
          <table:table-cell office:value-type="float" office:value="10554.32" calcext:value-type="float">
            <text:p>10.554,32</text:p>
          </table:table-cell>
          <table:table-cell office:value-type="float" office:value="10891.84" calcext:value-type="float">
            <text:p>10.891,84</text:p>
          </table:table-cell>
          <table:table-cell table:style-name="ce2" office:value-type="float" office:value="10891.49" calcext:value-type="float">
            <text:p>10.891,49</text:p>
          </table:table-cell>
          <table:table-cell table:style-name="ce2" office:value-type="float" office:value="11149.36" calcext:value-type="float">
            <text:p>11.149,36</text:p>
          </table:table-cell>
          <table:table-cell table:style-name="ce2" office:value-type="float" office:value="10962.62" calcext:value-type="float">
            <text:p>10.962,62</text:p>
          </table:table-cell>
          <table:table-cell table:style-name="ce2" office:value-type="float" office:value="10871.69" calcext:value-type="float">
            <text:p>10.871,69</text:p>
          </table:table-cell>
          <table:table-cell table:style-name="ce2" office:value-type="float" office:value="10905.44" calcext:value-type="float">
            <text:p>10.905,44</text:p>
          </table:table-cell>
          <table:table-cell table:style-name="ce2" office:value-type="float" office:value="10781.88" calcext:value-type="float">
            <text:p>10.781,88</text:p>
          </table:table-cell>
          <table:table-cell office:value-type="float" office:value="10781.2" calcext:value-type="float">
            <text:p>10.781,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style-name="ce4" office:value-type="float" office:value="73972" calcext:value-type="float">
            <text:p>73.972</text:p>
          </table:table-cell>
          <table:table-cell table:style-name="ce3" office:value-type="float" office:value="74738.84" calcext:value-type="float">
            <text:p>74.738,84</text:p>
          </table:table-cell>
          <table:table-cell table:style-name="ce3" office:value-type="float" office:value="73456.38" calcext:value-type="float">
            <text:p>73.456,38</text:p>
          </table:table-cell>
          <table:table-cell office:value-type="float" office:value="70952.12" calcext:value-type="float">
            <text:p>70.952,12</text:p>
          </table:table-cell>
          <table:table-cell office:value-type="float" office:value="72773.44" calcext:value-type="float">
            <text:p>72.773,44</text:p>
          </table:table-cell>
          <table:table-cell office:value-type="float" office:value="76192.55" calcext:value-type="float">
            <text:p>76.192,55</text:p>
          </table:table-cell>
          <table:table-cell office:value-type="float" office:value="76864.72" calcext:value-type="float">
            <text:p>76.864,72</text:p>
          </table:table-cell>
          <table:table-cell office:value-type="float" office:value="73179.67" calcext:value-type="float">
            <text:p>73.179,67</text:p>
          </table:table-cell>
          <table:table-cell office:value-type="float" office:value="76087.86" calcext:value-type="float">
            <text:p>76.087,86</text:p>
          </table:table-cell>
          <table:table-cell table:style-name="ce3" office:value-type="float" office:value="75871.36" calcext:value-type="float">
            <text:p>75.871,3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98.2" calcext:value-type="float">
            <text:p>10.298,2</text:p>
          </table:table-cell>
          <table:table-cell office:value-type="float" office:value="10264.9" calcext:value-type="float">
            <text:p>10.264,9</text:p>
          </table:table-cell>
          <table:table-cell office:value-type="float" office:value="10751.5" calcext:value-type="float">
            <text:p>10.751,5</text:p>
          </table:table-cell>
          <table:table-cell table:style-name="ce5" office:value-type="float" office:value="10389" calcext:value-type="float">
            <text:p>10.389</text:p>
          </table:table-cell>
          <table:table-cell table:style-name="ce5" office:value-type="float" office:value="10143" calcext:value-type="float">
            <text:p>10.143</text:p>
          </table:table-cell>
          <table:table-cell table:style-name="ce2" office:value-type="float" office:value="10445.9" calcext:value-type="float">
            <text:p>10.445,9</text:p>
          </table:table-cell>
          <table:table-cell table:style-name="ce5" office:value-type="float" office:value="10517" calcext:value-type="float">
            <text:p>10.517</text:p>
          </table:table-cell>
          <table:table-cell table:style-name="ce2" office:value-type="float" office:value="10684.7" calcext:value-type="float">
            <text:p>10.684,7</text:p>
          </table:table-cell>
          <table:table-cell table:style-name="ce2" office:value-type="float" office:value="10610.4" calcext:value-type="float">
            <text:p>10.610,4</text:p>
          </table:table-cell>
          <table:table-cell office:value-type="float" office:value="10655.89" calcext:value-type="float">
            <text:p>10.655,89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style-name="ce3" office:value-type="float" office:value="34431.02" calcext:value-type="float">
            <text:p>34.431,02</text:p>
          </table:table-cell>
          <table:table-cell table:style-name="ce3" office:value-type="float" office:value="35417.03" calcext:value-type="float">
            <text:p>35.417,03</text:p>
          </table:table-cell>
          <table:table-cell table:style-name="ce3" office:value-type="float" office:value="35205.63" calcext:value-type="float">
            <text:p>35.205,63</text:p>
          </table:table-cell>
          <table:table-cell office:value-type="float" office:value="35105.01" calcext:value-type="float">
            <text:p>35.105,01</text:p>
          </table:table-cell>
          <table:table-cell office:value-type="float" office:value="35165.86" calcext:value-type="float">
            <text:p>35.165,86</text:p>
          </table:table-cell>
          <table:table-cell office:value-type="float" office:value="36711.52" calcext:value-type="float">
            <text:p>36.711,52</text:p>
          </table:table-cell>
          <table:table-cell office:value-type="float" office:value="39340.2" calcext:value-type="float">
            <text:p>39.340,2</text:p>
          </table:table-cell>
          <table:table-cell office:value-type="float" office:value="38136.84" calcext:value-type="float">
            <text:p>38.136,84</text:p>
          </table:table-cell>
          <table:table-cell office:value-type="float" office:value="35767.56" calcext:value-type="float">
            <text:p>35.767,56</text:p>
          </table:table-cell>
          <table:table-cell table:style-name="ce3" office:value-type="float" office:value="38626.34" calcext:value-type="float">
            <text:p>38.626,3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286.56" calcext:value-type="float">
            <text:p>2.286,56</text:p>
          </table:table-cell>
          <table:table-cell office:value-type="float" office:value="2200.49" calcext:value-type="float">
            <text:p>2.200,49</text:p>
          </table:table-cell>
          <table:table-cell office:value-type="float" office:value="2250.39" calcext:value-type="float">
            <text:p>2.250,39</text:p>
          </table:table-cell>
          <table:table-cell table:style-name="ce2" office:value-type="float" office:value="2328.77" calcext:value-type="float">
            <text:p>2.328,77</text:p>
          </table:table-cell>
          <table:table-cell table:style-name="ce2" office:value-type="float" office:value="2338.82" calcext:value-type="float">
            <text:p>2.338,82</text:p>
          </table:table-cell>
          <table:table-cell table:style-name="ce2" office:value-type="float" office:value="2264.47" calcext:value-type="float">
            <text:p>2.264,47</text:p>
          </table:table-cell>
          <table:table-cell table:style-name="ce2" office:value-type="float" office:value="2314.56" calcext:value-type="float">
            <text:p>2.314,56</text:p>
          </table:table-cell>
          <table:table-cell table:style-name="ce2" office:value-type="float" office:value="2461.34" calcext:value-type="float">
            <text:p>2.461,34</text:p>
          </table:table-cell>
          <table:table-cell table:style-name="ce2" office:value-type="float" office:value="2462.03" calcext:value-type="float">
            <text:p>2.462,03</text:p>
          </table:table-cell>
          <table:table-cell office:value-type="float" office:value="2339.09" calcext:value-type="float">
            <text:p>2.339,09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table:style-name="ce3" office:value-type="float" office:value="6127.58" calcext:value-type="float">
            <text:p>6.127,58</text:p>
          </table:table-cell>
          <table:table-cell table:style-name="ce3" office:value-type="float" office:value="6206.49" calcext:value-type="float">
            <text:p>6.206,49</text:p>
          </table:table-cell>
          <table:table-cell table:style-name="ce3" office:value-type="float" office:value="6700.23" calcext:value-type="float">
            <text:p>6.700,23</text:p>
          </table:table-cell>
          <table:table-cell office:value-type="float" office:value="6062.41" calcext:value-type="float">
            <text:p>6.062,41</text:p>
          </table:table-cell>
          <table:table-cell office:value-type="float" office:value="6560.83" calcext:value-type="float">
            <text:p>6.560,83</text:p>
          </table:table-cell>
          <table:table-cell office:value-type="float" office:value="6041.3" calcext:value-type="float">
            <text:p>6.041,3</text:p>
          </table:table-cell>
          <table:table-cell office:value-type="float" office:value="6112.06" calcext:value-type="float">
            <text:p>6.112,06</text:p>
          </table:table-cell>
          <table:table-cell office:value-type="float" office:value="6227.35" calcext:value-type="float">
            <text:p>6.227,35</text:p>
          </table:table-cell>
          <table:table-cell office:value-type="float" office:value="6201.53" calcext:value-type="float">
            <text:p>6.201,53</text:p>
          </table:table-cell>
          <table:table-cell table:style-name="ce3" office:value-type="float" office:value="6043.02" calcext:value-type="float">
            <text:p>6.043,0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5408.11" calcext:value-type="float">
            <text:p>15.408,11</text:p>
          </table:table-cell>
          <table:table-cell office:value-type="float" office:value="15497.06" calcext:value-type="float">
            <text:p>15.497,06</text:p>
          </table:table-cell>
          <table:table-cell office:value-type="float" office:value="15678.45" calcext:value-type="float">
            <text:p>15.678,45</text:p>
          </table:table-cell>
          <table:table-cell table:style-name="ce2" office:value-type="float" office:value="15813.08" calcext:value-type="float">
            <text:p>15.813,08</text:p>
          </table:table-cell>
          <table:table-cell table:style-name="ce2" office:value-type="float" office:value="15794.54" calcext:value-type="float">
            <text:p>15.794,54</text:p>
          </table:table-cell>
          <table:table-cell table:style-name="ce2" office:value-type="float" office:value="15744.21" calcext:value-type="float">
            <text:p>15.744,21</text:p>
          </table:table-cell>
          <table:table-cell table:style-name="ce2" office:value-type="float" office:value="15641.46" calcext:value-type="float">
            <text:p>15.641,46</text:p>
          </table:table-cell>
          <table:table-cell table:style-name="ce2" office:value-type="float" office:value="16096.68" calcext:value-type="float">
            <text:p>16.096,68</text:p>
          </table:table-cell>
          <table:table-cell table:style-name="ce2" office:value-type="float" office:value="15679.57" calcext:value-type="float">
            <text:p>15.679,57</text:p>
          </table:table-cell>
          <table:table-cell office:value-type="float" office:value="15604.95" calcext:value-type="float">
            <text:p>15.604,9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style-name="ce3" office:value-type="float" office:value="14886.95" calcext:value-type="float">
            <text:p>14.886,95</text:p>
          </table:table-cell>
          <table:table-cell table:style-name="ce3" office:value-type="float" office:value="15015.81" calcext:value-type="float">
            <text:p>15.015,81</text:p>
          </table:table-cell>
          <table:table-cell table:style-name="ce3" office:value-type="float" office:value="15281.37" calcext:value-type="float">
            <text:p>15.281,37</text:p>
          </table:table-cell>
          <table:table-cell office:value-type="float" office:value="15469.42" calcext:value-type="float">
            <text:p>15.469,42</text:p>
          </table:table-cell>
          <table:table-cell office:value-type="float" office:value="15409.43" calcext:value-type="float">
            <text:p>15.409,43</text:p>
          </table:table-cell>
          <table:table-cell office:value-type="float" office:value="15945.56" calcext:value-type="float">
            <text:p>15.945,56</text:p>
          </table:table-cell>
          <table:table-cell office:value-type="float" office:value="15188.99" calcext:value-type="float">
            <text:p>15.188,99</text:p>
          </table:table-cell>
          <table:table-cell office:value-type="float" office:value="15118.98" calcext:value-type="float">
            <text:p>15.118,98</text:p>
          </table:table-cell>
          <table:table-cell office:value-type="float" office:value="15217.35" calcext:value-type="float">
            <text:p>15.217,35</text:p>
          </table:table-cell>
          <table:table-cell table:style-name="ce3" office:value-type="float" office:value="15340.81" calcext:value-type="float">
            <text:p>15.340,8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020.83" calcext:value-type="float">
            <text:p>1.020,83</text:p>
          </table:table-cell>
          <table:table-cell office:value-type="float" office:value="1012.05" calcext:value-type="float">
            <text:p>1.012,05</text:p>
          </table:table-cell>
          <table:table-cell office:value-type="float" office:value="1091.04" calcext:value-type="float">
            <text:p>1.091,04</text:p>
          </table:table-cell>
          <table:table-cell table:style-name="ce2" office:value-type="float" office:value="1048.9" calcext:value-type="float">
            <text:p>1.048,9</text:p>
          </table:table-cell>
          <table:table-cell table:style-name="ce2" office:value-type="float" office:value="1057.49" calcext:value-type="float">
            <text:p>1.057,49</text:p>
          </table:table-cell>
          <table:table-cell table:style-name="ce2" office:value-type="float" office:value="1096.51" calcext:value-type="float">
            <text:p>1.096,51</text:p>
          </table:table-cell>
          <table:table-cell table:style-name="ce2" office:value-type="float" office:value="1060.04" calcext:value-type="float">
            <text:p>1.060,04</text:p>
          </table:table-cell>
          <table:table-cell table:style-name="ce2" office:value-type="float" office:value="1010.44" calcext:value-type="float">
            <text:p>1.010,44</text:p>
          </table:table-cell>
          <table:table-cell table:style-name="ce2" office:value-type="float" office:value="979.58" calcext:value-type="float">
            <text:p>979,58</text:p>
          </table:table-cell>
          <table:table-cell office:value-type="float" office:value="953.78" calcext:value-type="float">
            <text:p>953,7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style-name="ce3" office:value-type="float" office:value="8404.51" calcext:value-type="float">
            <text:p>8.404,51</text:p>
          </table:table-cell>
          <table:table-cell table:style-name="ce3" office:value-type="float" office:value="8328.52" calcext:value-type="float">
            <text:p>8.328,52</text:p>
          </table:table-cell>
          <table:table-cell table:style-name="ce3" office:value-type="float" office:value="8384.42" calcext:value-type="float">
            <text:p>8.384,42</text:p>
          </table:table-cell>
          <table:table-cell office:value-type="float" office:value="8680.52" calcext:value-type="float">
            <text:p>8.680,52</text:p>
          </table:table-cell>
          <table:table-cell office:value-type="float" office:value="8247.73" calcext:value-type="float">
            <text:p>8.247,73</text:p>
          </table:table-cell>
          <table:table-cell office:value-type="float" office:value="8174.11" calcext:value-type="float">
            <text:p>8.174,11</text:p>
          </table:table-cell>
          <table:table-cell office:value-type="float" office:value="8165.9" calcext:value-type="float">
            <text:p>8.165,9</text:p>
          </table:table-cell>
          <table:table-cell office:value-type="float" office:value="8308.13" calcext:value-type="float">
            <text:p>8.308,13</text:p>
          </table:table-cell>
          <table:table-cell office:value-type="float" office:value="8020.51" calcext:value-type="float">
            <text:p>8.020,51</text:p>
          </table:table-cell>
          <table:table-cell table:style-name="ce3" office:value-type="float" office:value="8312.99" calcext:value-type="float">
            <text:p>8.312,9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9776.4" calcext:value-type="float">
            <text:p>9.776,4</text:p>
          </table:table-cell>
          <table:table-cell office:value-type="float" office:value="9789.81" calcext:value-type="float">
            <text:p>9.789,81</text:p>
          </table:table-cell>
          <table:table-cell office:value-type="float" office:value="9721.58" calcext:value-type="float">
            <text:p>9.721,58</text:p>
          </table:table-cell>
          <table:table-cell table:style-name="ce2" office:value-type="float" office:value="9821.75" calcext:value-type="float">
            <text:p>9.821,75</text:p>
          </table:table-cell>
          <table:table-cell table:style-name="ce2" office:value-type="float" office:value="9647.1" calcext:value-type="float">
            <text:p>9.647,1</text:p>
          </table:table-cell>
          <table:table-cell table:style-name="ce2" office:value-type="float" office:value="10329.27" calcext:value-type="float">
            <text:p>10.329,27</text:p>
          </table:table-cell>
          <table:table-cell table:style-name="ce2" office:value-type="float" office:value="9886.23" calcext:value-type="float">
            <text:p>9.886,23</text:p>
          </table:table-cell>
          <table:table-cell table:style-name="ce2" office:value-type="float" office:value="10161.03" calcext:value-type="float">
            <text:p>10.161,03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style-name="ce3" office:value-type="float" office:value="62903.47" calcext:value-type="float">
            <text:p>62.903,47</text:p>
          </table:table-cell>
          <table:table-cell table:style-name="ce3" office:value-type="float" office:value="62489.73" calcext:value-type="float">
            <text:p>62.489,73</text:p>
          </table:table-cell>
          <table:table-cell table:style-name="ce3" office:value-type="float" office:value="64659.12" calcext:value-type="float">
            <text:p>64.659,12</text:p>
          </table:table-cell>
          <table:table-cell office:value-type="float" office:value="63027.09" calcext:value-type="float">
            <text:p>63.027,09</text:p>
          </table:table-cell>
          <table:table-cell office:value-type="float" office:value="62741.07" calcext:value-type="float">
            <text:p>62.741,07</text:p>
          </table:table-cell>
          <table:table-cell office:value-type="float" office:value="63705.57" calcext:value-type="float">
            <text:p>63.705,57</text:p>
          </table:table-cell>
          <table:table-cell office:value-type="float" office:value="63534.85" calcext:value-type="float">
            <text:p>63.534,85</text:p>
          </table:table-cell>
          <table:table-cell office:value-type="float" office:value="62779.15" calcext:value-type="float">
            <text:p>62.779,1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3884.97" calcext:value-type="float">
            <text:p>3.884,97</text:p>
          </table:table-cell>
          <table:table-cell office:value-type="float" office:value="4080.67" calcext:value-type="float">
            <text:p>4.080,67</text:p>
          </table:table-cell>
          <table:table-cell office:value-type="float" office:value="3309.2" calcext:value-type="float">
            <text:p>3.309,2</text:p>
          </table:table-cell>
          <table:table-cell table:number-columns-repeated="7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ürkiye</text:p>
          </table:table-cell>
          <table:table-cell table:style-name="ce4" office:value-type="float" office:value="97771" calcext:value-type="float">
            <text:p>97.771</text:p>
          </table:table-cell>
          <table:table-cell table:style-name="ce3" office:value-type="float" office:value="103903.65" calcext:value-type="float">
            <text:p>103.903,65</text:p>
          </table:table-cell>
          <table:table-cell table:style-name="ce3" office:value-type="float" office:value="104770.18" calcext:value-type="float">
            <text:p>104.770,18</text:p>
          </table:table-cell>
          <table:table-cell office:value-type="float" office:value="107066.43" calcext:value-type="float">
            <text:p>107.066,43</text:p>
          </table:table-cell>
          <table:table-cell office:value-type="float" office:value="114030.49" calcext:value-type="float">
            <text:p>114.030,49</text:p>
          </table:table-cell>
          <table:table-cell office:value-type="float" office:value="117902.32" calcext:value-type="float">
            <text:p>117.902,32</text:p>
          </table:table-cell>
          <table:table-cell office:value-type="float" office:value="117574.27" calcext:value-type="float">
            <text:p>117.574,27</text:p>
          </table:table-cell>
          <table:table-cell office:value-type="float" office:value="122684.03" calcext:value-type="float">
            <text:p>122.684,03</text:p>
          </table:table-cell>
          <table:table-cell office:value-type="float" office:value="134317.33" calcext:value-type="float">
            <text:p>134.317,33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0" number:min-decimal-places="0" number:min-integer-digits="1" number:decimal-replacement="" number:grouping="true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2T19:48:15.020000000</meta:creation-date>
    <dc:date>2022-12-22T19:48:53.132000000</dc:date>
    <meta:editing-duration>PT38S</meta:editing-duration>
    <meta:editing-cycles>1</meta:editing-cycles>
    <meta:document-statistic meta:table-count="1" meta:cell-count="374" meta:object-count="0"/>
    <meta:generator>LibreOffice/7.3.4.2$Windows_X86_64 LibreOffice_project/728fec16bd5f605073805c3c9e7c4212a0120dc5</meta:generator>
  </office:meta>
</office:document-meta>
</file>